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Standard">
      <style:text-properties fo:font-size="8pt" fo:font-style="italic" officeooo:rsid="00190564" officeooo:paragraph-rsid="00190564" style:font-size-asian="8pt" style:font-style-asian="italic" style:font-size-complex="8pt" style:font-style-complex="italic"/>
    </style:style>
    <style:style style:name="P3" style:family="paragraph" style:parent-style-name="Standard">
      <style:text-properties fo:font-size="8pt" fo:font-style="italic" officeooo:rsid="001ab2a0" officeooo:paragraph-rsid="001ab2a0" style:font-size-asian="8pt" style:font-style-asian="italic" style:font-size-complex="8pt" style:font-style-complex="italic"/>
    </style:style>
    <style:style style:name="P4" style:family="paragraph" style:parent-style-name="Standard">
      <style:text-properties officeooo:rsid="00190564" officeooo:paragraph-rsid="00190564"/>
    </style:style>
    <style:style style:name="P5" style:family="paragraph" style:parent-style-name="Standard">
      <style:text-properties officeooo:rsid="001ab2a0" officeooo:paragraph-rsid="001ab2a0"/>
    </style:style>
    <style:style style:name="P6" style:family="paragraph" style:parent-style-name="Standard">
      <style:text-properties fo:font-size="12pt" fo:font-style="normal" officeooo:rsid="001ab2a0" officeooo:paragraph-rsid="001ab2a0" style:font-size-asian="10.5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our le calcul de dL/Wij de <text:a xlink:type="simple" xlink:href="https://cedric.cnam.fr/vertigo/Cours/ml2/coursDeep1.html" text:style-name="Internet_20_link" text:visited-style-name="Visited_20_Internet_20_Link">https://cedric.cnam.fr/vertigo/Cours/ml2/coursDeep1.html</text:a> </text:p>
      <text:p text:style-name="P1">&gt;&gt;&gt; import numpy as np</text:p>
      <text:p text:style-name="P1">&gt;&gt;&gt; a = np.array([[1],[2],[3]])</text:p>
      <text:p text:style-name="P1">&gt;&gt;&gt; a.shape</text:p>
      <text:p text:style-name="P1">(3, 1)</text:p>
      <text:p text:style-name="P1">&gt;&gt;&gt; b = np.array([[5,6]])</text:p>
      <text:p text:style-name="P1">&gt;&gt;&gt; b.shape</text:p>
      <text:p text:style-name="P1">(1, 2)</text:p>
      <text:p text:style-name="P1">&gt;&gt;&gt; c = np.matmul(a,b)</text:p>
      <text:p text:style-name="P1">&gt;&gt;&gt; c.shape</text:p>
      <text:p text:style-name="P1">(3, 2)</text:p>
      <text:p text:style-name="P1">&gt;&gt;&gt; c</text:p>
      <text:p text:style-name="P1">array([[ 5, <text:s/>6],</text:p>
      <text:p text:style-name="P1"><text:s text:c="7"/>[10, 12],</text:p>
      <text:p text:style-name="P1"><text:s text:c="7"/>[15, 18]])</text:p>
      <text:p text:style-name="P5">Si on transpose :</text:p>
      <text:p text:style-name="P3">&gt;&gt;&gt; import numpy as np</text:p>
      <text:p text:style-name="P3">&gt;&gt;&gt; a = np.array([[1],[2],[3]])</text:p>
      <text:p text:style-name="P3">&gt;&gt;&gt; a.shape</text:p>
      <text:p text:style-name="P3">(3, 1)</text:p>
      <text:p text:style-name="P3">&gt;&gt;&gt; b = np.array([[5,6]])</text:p>
      <text:p text:style-name="P3">&gt;&gt;&gt; b.shape</text:p>
      <text:p text:style-name="P3">(1, 2)</text:p>
      <text:p text:style-name="P3">&gt;&gt;&gt; c = np.matmul(np.transpose(b), np.transpose(a))</text:p>
      <text:p text:style-name="P3">&gt;&gt;&gt; c.shape</text:p>
      <text:p text:style-name="P3">(2, 3)</text:p>
      <text:p text:style-name="P3">&gt;&gt;&gt; c</text:p>
      <text:p text:style-name="P3">array([[ 5, 10, 15],</text:p>
      <text:p text:style-name="P3"><text:s text:c="7"/>[ 6, 12, 18]])</text:p>
      <text:p text:style-name="P4">Je rajoute une colonne à a et une ligne à b</text:p>
      <text:p text:style-name="P2">&gt;&gt;&gt; a = np.array([[1,2],[3,4],[5,6]])</text:p>
      <text:p text:style-name="P2">&gt;&gt;&gt; a.shape</text:p>
      <text:p text:style-name="P2">(3, 2)</text:p>
      <text:p text:style-name="P2">&gt;&gt;&gt; b = np.array([[5,6],[10,11]])</text:p>
      <text:p text:style-name="P2">&gt;&gt;&gt; b.shape</text:p>
      <text:p text:style-name="P2">(2, 2)</text:p>
      <text:p text:style-name="P2">&gt;&gt;&gt; c = np.matmul(a,b)</text:p>
      <text:p text:style-name="P2">&gt;&gt;&gt; c.shape</text:p>
      <text:p text:style-name="P2">(3, 2)</text:p>
      <text:p text:style-name="P2">&gt;&gt;&gt; c</text:p>
      <text:p text:style-name="P2">array([[25, 28],</text:p>
      <text:p text:style-name="P2"><text:s text:c="7"/>[55, 62],</text:p>
      <text:p text:style-name="P2"><text:s text:c="7"/>[85, 96]])</text:p>
      <text:p text:style-name="P4">Le produit matriciel classique, c’est bien la somme des colonne de a * ligne de 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4T21:23:12.052000000</dc:date>
    <meta:editing-duration>PT13M6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44" meta:word-count="148" meta:character-count="854" meta:non-whitespace-character-count="713"/>
  </office:meta>
</office:document-meta>
</file>